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72e30" officeooo:paragraph-rsid="00172e30"/>
    </style:style>
    <style:style style:name="P2" style:family="paragraph" style:parent-style-name="Heading_20_2">
      <style:text-properties officeooo:rsid="00172e30" officeooo:paragraph-rsid="00172e30"/>
    </style:style>
    <style:style style:name="P3" style:family="paragraph" style:parent-style-name="Text_20_body">
      <style:text-properties officeooo:rsid="00172e30" officeooo:paragraph-rsid="00172e30"/>
    </style:style>
    <style:style style:name="P4" style:family="paragraph" style:parent-style-name="Text_20_body" style:list-style-name="L1">
      <style:text-properties officeooo:rsid="00172e30" officeooo:paragraph-rsid="00172e30"/>
    </style:style>
    <style:style style:name="P5" style:family="paragraph" style:parent-style-name="Text_20_body" style:list-style-name="L2">
      <style:text-properties officeooo:rsid="00172e30" officeooo:paragraph-rsid="00172e30"/>
    </style:style>
    <style:style style:name="P6" style:family="paragraph" style:parent-style-name="Text_20_body">
      <style:text-properties officeooo:paragraph-rsid="00172e30"/>
    </style:style>
    <style:style style:name="P7" style:family="paragraph" style:parent-style-name="Text_20_body" style:list-style-name="L2">
      <style:text-properties officeooo:rsid="00188f2e" officeooo:paragraph-rsid="00188f2e"/>
    </style:style>
    <style:style style:name="P8" style:family="paragraph" style:parent-style-name="Text_20_body">
      <style:text-properties officeooo:rsid="00188f2e" officeooo:paragraph-rsid="00188f2e"/>
    </style:style>
    <style:style style:name="P9" style:family="paragraph" style:parent-style-name="Text_20_body">
      <style:text-properties officeooo:rsid="00196ce8" officeooo:paragraph-rsid="00196ce8"/>
    </style:style>
    <style:style style:name="P10" style:family="paragraph" style:parent-style-name="Text_20_body">
      <style:text-properties officeooo:rsid="001a71d7" officeooo:paragraph-rsid="001a71d7"/>
    </style:style>
    <style:style style:name="T1" style:family="text">
      <style:text-properties officeooo:rsid="00172e30"/>
    </style:style>
    <style:style style:name="T2" style:family="text">
      <style:text-properties officeooo:rsid="00188f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fgabe Notstansverordnung</text:h>
      <text:h text:style-name="P2" text:outline-level="2">Von Julian ten Hagen</text:h>
      <text:p text:style-name="P6"/>
      <text:p text:style-name="P3">Bedingungen:</text:p>
      <text:list xml:id="list408219455" text:style-name="L1">
        <text:list-item>
          <text:p text:style-name="P4">Naturkatastrophen →<text:span text:style-name="T2"> Katastrophenfall</text:span></text:p>
        </text:list-item>
        <text:list-item>
          <text:p text:style-name="P4">Krieg oder drohender Krieg →<text:span text:style-name="T2"> äußerer Notstand</text:span></text:p>
        </text:list-item>
        <text:list-item>
          <text:p text:style-name="P4">Unruhen im Land (Bürgerkrieg) →<text:span text:style-name="T2"> innerer Notstand</text:span></text:p>
        </text:list-item>
      </text:list>
      <text:p text:style-name="P6"><text:span text:style-name="T1">Einschränkungen:</text:span></text:p>
      <text:list xml:id="list826898664" text:style-name="L2">
        <text:list-item>
          <text:p text:style-name="P5">Temporär eingeschränkt oder sogar außer Kraft gesetzte Grundrechte. <text:span text:style-name="T2">Betroffen sind Artikel 10 ( Brief, Post- und Fernmeldegeheimnis) sowie die Freizügigkeit (Artikel 11 Grundgesetz).</text:span></text:p>
        </text:list-item>
        <text:list-item>
          <text:p text:style-name="P7">Anweisungen der Regierung muss in den Landesregierungen ausgeführt werden</text:p>
        </text:list-item>
        <text:list-item>
          <text:p text:style-name="P7">Das Millitär darf zum Schutz im Land agieren</text:p>
        </text:list-item>
      </text:list>
      <text:p text:style-name="P8"/>
      <text:p text:style-name="P9">Notstand in der Corona Krise:</text:p>
      <text:p text:style-name="P9">- Es wurde bereits in Italien, Spanien und den USA ein Notstand ausgerufen.</text:p>
      <text:p text:style-name="P9">Auch in Deutschland wäre eine Notstandsverordnung aufgrund des Corona Viruses gerechtfertigt. Hier würde der Katastrophenfall greifen. Die aktuellen Sperren werden jedoch mithilfe des Infektionsschutzgesetzes gerechtfertigt.</text:p>
      <text:p text:style-name="P9"/>
      <text:p text:style-name="P9">Der Notstand in der Weimarer Republik</text:p>
      <text:p text:style-name="P9">Damals ermöglichte die Notstandsverordunung dem Reichspräsidenten eine sofortige Umsetzung der neuen Gesetze. So hatte der Reichspräsident zu viel Macht und konnte nicht durch das Parlament gestoppt werden. </text:p>
      <text:p text:style-name="P9"/>
      <text:p text:style-name="P9">Im Nationalsozialismus:</text:p>
      <text:p text:style-name="P9">Auch während des Nationalsozialismus konnte mithilfe der Notstandsverordnung die Meinung der Opposition unterdrückt werden, und sogar ohne Prozess inhaftiert werden.</text:p>
      <text:p text:style-name="P10">In den falschen Händen kann die Macht des Notstandes missbraucht werden (wie das schonmal geschehen ist), jedoch kann diese Verordnung auch helfen, Probleme wie die Corona Krise abzuwenden.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20:55:27.420000000</meta:creation-date>
    <dc:date>2020-04-05T21:32:28.278000000</dc:date>
    <meta:editing-duration>PT3M</meta:editing-duration>
    <meta:editing-cycles>1</meta:editing-cycles>
    <meta:document-statistic meta:table-count="0" meta:image-count="0" meta:object-count="0" meta:page-count="1" meta:paragraph-count="18" meta:word-count="197" meta:character-count="1457" meta:non-whitespace-character-count="1283"/>
    <meta:generator>LibreOffice/6.3.2.2$Windows_X86_64 LibreOffice_project/98b30e735bda24bc04ab42594c85f7fd8be07b9c</meta:generator>
  </office:meta>
</office:document-meta>
</file>